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SC Thin" svg:font-family="'Noto Sans SC Thi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03cm"/>
    </style:style>
    <style:style style:name="co2" style:family="table-column">
      <style:table-column-properties fo:break-before="auto" style:column-width="2.258cm"/>
    </style:style>
    <style:style style:name="co3" style:family="table-column">
      <style:table-column-properties fo:break-before="auto" style:column-width="4.5cm"/>
    </style:style>
    <style:style style:name="co4" style:family="table-column">
      <style:table-column-properties fo:break-before="auto" style:column-width="1.166cm"/>
    </style:style>
    <style:style style:name="co5" style:family="table-column">
      <style:table-column-properties fo:break-before="auto" style:column-width="8.999cm"/>
    </style:style>
    <style:style style:name="co6" style:family="table-column">
      <style:table-column-properties fo:break-before="auto" style:column-width="13.986cm"/>
    </style:style>
    <style:style style:name="co7" style:family="table-column">
      <style:table-column-properties fo:break-before="auto" style:column-width="5.609cm"/>
    </style:style>
    <style:style style:name="co8" style:family="table-column">
      <style:table-column-properties fo:break-before="auto" style:column-width="11.885cm"/>
    </style:style>
    <style:style style:name="ro1" style:family="table-row">
      <style:table-row-properties style:row-height="0.452cm" fo:break-before="auto" style:use-optimal-row-height="true"/>
    </style:style>
    <style:style style:name="ro2" style:family="table-row">
      <style:table-row-properties style:row-height="4.888cm" fo:break-before="auto" style:use-optimal-row-height="true"/>
    </style:style>
    <style:style style:name="ro3" style:family="table-row">
      <style:table-row-properties style:row-height="5.313cm" fo:break-before="auto" style:use-optimal-row-height="true"/>
    </style:style>
    <style:style style:name="ro4" style:family="table-row">
      <style:table-row-properties style:row-height="4.484cm" fo:break-before="auto" style:use-optimal-row-height="true"/>
    </style:style>
    <style:style style:name="ro5" style:family="table-row">
      <style:table-row-properties style:row-height="3.272cm" fo:break-before="auto" style:use-optimal-row-height="true"/>
    </style:style>
    <style:style style:name="ro6" style:family="table-row">
      <style:table-row-properties style:row-height="0.848cm" fo:break-before="auto" style:use-optimal-row-height="true"/>
    </style:style>
    <style:style style:name="ro7" style:family="table-row">
      <style:table-row-properties style:row-height="4.08cm" fo:break-before="auto" style:use-optimal-row-height="true"/>
    </style:style>
    <style:style style:name="ro8" style:family="table-row">
      <style:table-row-properties style:row-height="3.676cm" fo:break-before="auto" style:use-optimal-row-height="true"/>
    </style:style>
    <style:style style:name="ro9" style:family="table-row">
      <style:table-row-properties style:row-height="2.06cm" fo:break-before="auto" style:use-optimal-row-height="true"/>
    </style:style>
    <style:style style:name="ro10" style:family="table-row">
      <style:table-row-properties style:row-height="7.331cm" fo:break-before="auto" style:use-optimal-row-height="true"/>
    </style:style>
    <style:style style:name="ro11" style:family="table-row">
      <style:table-row-properties style:row-height="11.368cm" fo:break-before="auto" style:use-optimal-row-height="true"/>
    </style:style>
    <style:style style:name="ro12" style:family="table-row">
      <style:table-row-properties style:row-height="7.735cm" fo:break-before="auto" style:use-optimal-row-height="true"/>
    </style:style>
    <style:style style:name="ro13" style:family="table-row">
      <style:table-row-properties style:row-height="1.656cm" fo:break-before="auto" style:use-optimal-row-height="true"/>
    </style:style>
    <style:style style:name="ro14" style:family="table-row">
      <style:table-row-properties style:row-height="2.464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2.868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ffff00"/>
    </style:style>
    <style:style style:name="ce4" style:family="table-cell" style:parent-style-name="Default">
      <style:table-cell-properties fo:background-color="#2a6099"/>
    </style:style>
    <style:style style:name="ce5" style:family="table-cell" style:parent-style-name="Default">
      <style:table-cell-properties fo:background-color="#81d41a"/>
    </style:style>
    <style:style style:name="ce6" style:family="table-cell" style:parent-style-name="Default">
      <style:table-cell-properties fo:background-color="#ff0000"/>
    </style:style>
    <style:style style:name="ce17" style:family="table-cell" style:parent-style-name="Default">
      <style:table-cell-properties fo:background-color="#800080"/>
    </style:style>
    <style:style style:name="ce15" style:family="table-cell" style:parent-style-name="Default">
      <style:table-cell-properties style:text-align-source="fix" style:repeat-content="false" fo:wrap-option="wrap" style:vertical-align="middle"/>
      <style:paragraph-properties fo:text-align="center"/>
    </style:style>
    <style:style style:name="ce19" style:family="table-cell" style:parent-style-name="Default">
      <style:table-cell-properties style:text-align-source="fix" style:repeat-content="false" style:vertical-align="middle"/>
      <style:paragraph-properties fo:text-align="center"/>
    </style:style>
    <style:style style:name="ce18" style:family="table-cell" style:parent-style-name="Default">
      <style:table-cell-properties style:text-align-source="fix" style:repeat-content="false" fo:wrap-option="wrap" style:vertical-align="top"/>
      <style:paragraph-properties fo:text-align="center" fo:margin-left="0cm"/>
      <style:text-properties style:font-name="Liberation Sans"/>
    </style:style>
    <style:style style:name="ce20" style:family="table-cell" style:parent-style-name="Default">
      <style:table-cell-properties style:text-align-source="fix" style:repeat-content="false" fo:wrap-option="wrap" style:vertical-align="middle"/>
      <style:paragraph-properties fo:text-align="center" fo:margin-left="0cm"/>
      <style:text-properties style:font-name="Liberation Sans"/>
    </style:style>
    <style:style style:name="ce21"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22" style:family="table-cell" style:parent-style-name="Default">
      <style:table-cell-properties fo:background-color="#81d41a" style:text-align-source="fix" style:repeat-content="false" fo:wrap-option="wrap" style:vertical-align="top"/>
      <style:paragraph-properties fo:text-align="start" fo:margin-left="0cm"/>
      <style:text-properties style:font-name="Liberation Sans"/>
    </style:style>
    <style:style style:name="ce23" style:family="table-cell" style:parent-style-name="Default">
      <style:table-cell-properties fo:background-color="#2a6099" style:text-align-source="fix" style:repeat-content="false" fo:wrap-option="wrap" style:vertical-align="top"/>
      <style:paragraph-properties fo:text-align="start" fo:margin-left="0cm"/>
      <style:text-properties style:font-name="Liberation Sans"/>
    </style:style>
    <style:style style:name="ce25" style:family="table-cell" style:parent-style-name="Default">
      <style:table-cell-properties fo:background-color="#ffff00" style:text-align-source="fix" style:repeat-content="false" fo:wrap-option="wrap" style:vertical-align="top"/>
      <style:paragraph-properties fo:text-align="start" fo:margin-left="0cm"/>
      <style:text-properties style:font-name="Liberation Sans"/>
    </style:style>
    <style:style style:name="ce29" style:family="table-cell" style:parent-style-name="Default">
      <style:table-cell-properties fo:background-color="#800080" style:text-align-source="fix" style:repeat-content="false" fo:wrap-option="wrap" style:vertical-align="top"/>
      <style:paragraph-properties fo:text-align="start" fo:margin-left="0cm"/>
      <style:text-properties style:font-name="Liberation Sans"/>
    </style:style>
    <style:style style:name="ce30" style:family="table-cell" style:parent-style-name="Default">
      <style:table-cell-properties style:text-align-source="fix" style:repeat-content="false" fo:background-color="transparent" fo:wrap-option="wrap" style:vertical-align="top"/>
      <style:paragraph-properties fo:text-align="center" fo:margin-left="0cm"/>
      <style:text-properties fo:color="#ffffff" style:font-name="Liberation Sans"/>
    </style:style>
    <style:style style:name="ce31"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ffffff" style:font-name="Liberation Sans"/>
    </style:style>
    <style:style style:name="ce32" style:family="table-cell" style:parent-style-name="Default">
      <style:table-cell-properties style:text-align-source="fix" style:repeat-content="false" fo:background-color="transparent" fo:wrap-option="wrap" style:vertical-align="top"/>
      <style:paragraph-properties fo:text-align="start" fo:margin-left="0cm"/>
      <style:text-properties fo:color="#ffffff" style:font-name="Liberation Sans"/>
    </style:style>
    <style:style style:name="ce33" style:family="table-cell" style:parent-style-name="Default">
      <style:table-cell-properties fo:background-color="transparent"/>
      <style:text-properties fo:color="#ffffff"/>
    </style:style>
    <style:style style:name="ce34"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s" fo:country="CO"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style:style>
    <style:style style:name="ce38" style:family="table-cell" style:parent-style-name="Default">
      <style:text-properties style:font-name="Liberation Sans"/>
    </style:style>
    <style:style style:name="ce39" style:family="table-cell" style:parent-style-name="Default">
      <style:table-cell-properties style:text-align-source="fix" style:repeat-content="false" fo:wrap-option="wrap" style:vertical-align="top"/>
      <style:paragraph-properties fo:text-align="start" fo:margin-left="0cm"/>
      <style:text-properties fo:color="#ffffff" style:font-name="Liberation Sans"/>
    </style:style>
    <style:style style:name="ce40" style:family="table-cell" style:parent-style-name="Default">
      <style:table-cell-properties style:text-align-source="fix" style:repeat-content="false" style:vertical-align="top"/>
      <style:paragraph-properties fo:text-align="start" fo:margin-left="0cm"/>
    </style:style>
    <style:style style:name="ce37" style:family="table-cell" style:parent-style-name="Default">
      <style:table-cell-properties style:text-align-source="fix" style:repeat-content="false" fo:wrap-option="wrap" style:vertical-align="top"/>
      <style:paragraph-properties fo:text-align="start" fo:margin-left="0cm"/>
    </style:style>
    <style:style style:name="ce35" style:family="table-cell" style:parent-style-name="Default">
      <style:table-cell-properties style:text-align-source="fix" style:repeat-content="false" fo:wrap-option="wrap" style:vertical-align="top"/>
      <style:paragraph-properties fo:text-align="center" fo:margin-left="0cm"/>
    </style:style>
    <style:style style:name="ce45" style:family="table-cell" style:parent-style-name="Default">
      <style:table-cell-properties style:text-align-source="fix" style:repeat-content="false" fo:wrap-option="wrap" style:vertical-align="top"/>
      <style:paragraph-properties fo:text-align="center" fo:margin-left="0cm"/>
      <style:text-properties style:font-name="Liberation Sans"/>
    </style:style>
    <style:style style:name="ce46"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47"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fo:language="none" fo:country="none" style:font-name-asian="Segoe UI" style:font-size-asian="10pt" style:language-asian="none" style:country-asian="none" style:font-name-complex="Tahoma" style:font-size-complex="10pt" style:language-complex="none" style:country-complex="none"/>
    </style:style>
    <style:style style:name="ce48" style:family="table-cell" style:parent-style-name="Default">
      <style:text-properties style:font-name="Liberation Sans"/>
    </style:style>
    <style:style style:name="T1" style:family="text">
      <style:text-properties fo:color="#c9211e"/>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CO" style:language-asian="zh" style:country-asian="CN" style:language-complex="hi" style:country-complex="IN" style:font-name-asian="Noto Sans SC Thin"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ffffff"/>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CO" style:language-asian="zh" style:country-asian="CN" style:language-complex="hi" style:country-complex="IN" style:font-name-asian="Noto Sans SC Thin"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fo:color="#ffffff"/>
    </style:style>
    <style:style style:name="T5" style:family="text">
      <style:text-properties fo:color="#ff0000"/>
    </style:style>
  </office:automatic-styles>
  <office:body>
    <office:spreadsheet>
      <table:calculation-settings table:automatic-find-labels="false" table:use-regular-expressions="false" table:use-wildcards="true"/>
      <table:table table:name="Metrics"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table-cell table:style-name="ce2" office:value-type="string" calcext:value-type="string">
            <text:p>Code</text:p>
          </table:table-cell>
          <table:table-cell table:style-name="ce2" office:value-type="string" calcext:value-type="string">
            <text:p>Color</text:p>
          </table:table-cell>
          <table:table-cell/>
          <table:table-cell table:style-name="ce15" office:value-type="string" calcext:value-type="string" table:number-columns-spanned="1" table:number-rows-spanned="3">
            <text:p>Virtual Assistant (VA)</text:p>
          </table:table-cell>
          <table:table-cell table:style-name="ce19" office:value-type="float" office:value="5" calcext:value-type="float" table:number-columns-spanned="1" table:number-rows-spanned="3">
            <text:p>5</text:p>
          </table:table-cell>
        </table:table-row>
        <table:table-row table:style-name="ro1">
          <table:table-cell office:value-type="string" calcext:value-type="string">
            <text:p>Concept</text:p>
          </table:table-cell>
          <table:table-cell table:style-name="ce3"/>
          <table:table-cell/>
          <table:covered-table-cell table:style-name="ce15"/>
          <table:covered-table-cell/>
        </table:table-row>
        <table:table-row table:style-name="ro1">
          <table:table-cell office:value-type="string" calcext:value-type="string">
            <text:p>Software or development</text:p>
          </table:table-cell>
          <table:table-cell table:style-name="ce4"/>
          <table:table-cell/>
          <table:covered-table-cell table:number-columns-repeated="2"/>
        </table:table-row>
        <table:table-row table:style-name="ro1">
          <table:table-cell office:value-type="string" calcext:value-type="string">
            <text:p>Similar ideas or concepts</text:p>
          </table:table-cell>
          <table:table-cell table:style-name="ce5"/>
          <table:table-cell/>
          <table:table-cell table:style-name="ce15" office:value-type="string" calcext:value-type="string" table:number-columns-spanned="1" table:number-rows-spanned="3">
            <text:p>Large Language Models (LLM)</text:p>
          </table:table-cell>
          <table:table-cell table:style-name="ce19" office:value-type="float" office:value="7" calcext:value-type="float" table:number-columns-spanned="1" table:number-rows-spanned="3">
            <text:p>7</text:p>
          </table:table-cell>
        </table:table-row>
        <table:table-row table:style-name="ro1">
          <table:table-cell office:value-type="string" calcext:value-type="string">
            <text:p>Repositories</text:p>
          </table:table-cell>
          <table:table-cell table:style-name="ce6"/>
          <table:table-cell/>
          <table:covered-table-cell table:number-columns-repeated="2"/>
        </table:table-row>
        <table:table-row table:style-name="ro1">
          <table:table-cell office:value-type="string" calcext:value-type="string">
            <text:p>Extra or don’t know how use it</text:p>
          </table:table-cell>
          <table:table-cell table:style-name="ce17"/>
          <table:table-cell/>
          <table:covered-table-cell table:number-columns-repeated="2"/>
        </table:table-row>
        <table:table-row table:style-name="ro1">
          <table:table-cell table:number-columns-repeated="3"/>
          <table:table-cell table:style-name="ce19" office:value-type="string" calcext:value-type="string" table:number-columns-spanned="1" table:number-rows-spanned="3">
            <text:p>GNU/Linux (GL)</text:p>
          </table:table-cell>
          <table:table-cell table:style-name="ce19" office:value-type="float" office:value="3" calcext:value-type="float" table:number-columns-spanned="1" table:number-rows-spanned="3">
            <text:p>3</text:p>
          </table:table-cell>
        </table:table-row>
        <table:table-row table:style-name="ro1">
          <table:table-cell table:number-columns-repeated="3"/>
          <table:covered-table-cell table:number-columns-repeated="2"/>
        </table:table-row>
        <table:table-row table:style-name="ro1">
          <table:table-cell table:number-columns-repeated="3"/>
          <table:covered-table-cell table:number-columns-repeated="2"/>
        </table:table-row>
        <table:table-row table:style-name="ro1">
          <table:table-cell table:number-columns-repeated="3"/>
          <table:table-cell table:style-name="ce15" office:value-type="string" calcext:value-type="string" table:number-columns-spanned="1" table:number-rows-spanned="3">
            <text:p>Total papers</text:p>
          </table:table-cell>
          <table:table-cell table:style-name="ce19" table:formula="of:=[.E1]+[.E4]+[.E7]" office:value-type="float" office:value="15" calcext:value-type="float" table:number-columns-spanned="1" table:number-rows-spanned="3">
            <text:p>15</text:p>
          </table:table-cell>
        </table:table-row>
        <table:table-row table:style-name="ro1">
          <table:table-cell table:number-columns-repeated="3"/>
          <table:covered-table-cell table:number-columns-repeated="2"/>
        </table:table-row>
        <table:table-row table:style-name="ro1">
          <table:table-cell table:number-columns-repeated="3"/>
          <table:covered-table-cell table:number-columns-repeated="2"/>
        </table:table-row>
      </table:table>
      <table:table table:name="Content matrix" table:style-name="ta1">
        <office:forms form:automatic-focus="false" form:apply-design-mode="false"/>
        <table:table-column table:style-name="co4" table:default-cell-style-name="Default"/>
        <table:table-column table:style-name="co2" table:default-cell-style-name="ce33"/>
        <table:table-column table:style-name="co1" table:number-columns-repeated="3" table:default-cell-style-name="Default"/>
        <table:table-column table:style-name="co5" table:default-cell-style-name="Default"/>
        <table:table-column table:style-name="co1" table:number-columns-repeated="3" table:default-cell-style-name="Default"/>
        <table:table-column table:style-name="co6" table:default-cell-style-name="Default"/>
        <table:table-column table:style-name="co2" table:number-columns-repeated="16374" table:default-cell-style-name="Default"/>
        <table:table-row table:style-name="ro1">
          <table:table-cell table:style-name="ce18" office:value-type="string" calcext:value-type="string">
            <text:p>ID</text:p>
          </table:table-cell>
          <table:table-cell table:style-name="ce30" office:value-type="string" calcext:value-type="string">
            <text:p>Thesis ID</text:p>
          </table:table-cell>
          <table:table-cell table:style-name="ce18" office:value-type="string" calcext:value-type="string">
            <text:p>Paper title</text:p>
          </table:table-cell>
          <table:table-cell table:style-name="ce18" office:value-type="string" calcext:value-type="string">
            <text:p>Formalization</text:p>
          </table:table-cell>
          <table:table-cell table:style-name="ce18" office:value-type="string" calcext:value-type="string">
            <text:p>Point</text:p>
          </table:table-cell>
          <table:table-cell table:style-name="ce18" office:value-type="string" calcext:value-type="string">
            <text:p>Edges</text:p>
          </table:table-cell>
          <table:table-cell table:style-name="ce18" office:value-type="string" calcext:value-type="string">
            <text:p>Materials &amp; Methods</text:p>
          </table:table-cell>
          <table:table-cell table:style-name="ce18" office:value-type="string" calcext:value-type="string">
            <text:p>Conclusions</text:p>
          </table:table-cell>
          <table:table-cell table:style-name="ce18" office:value-type="string" calcext:value-type="string">
            <text:p>Citation</text:p>
          </table:table-cell>
          <table:table-cell table:style-name="ce18" office:value-type="string" calcext:value-type="string">
            <text:p>Comments</text:p>
          </table:table-cell>
          <table:table-cell table:style-name="ce2" table:number-columns-repeated="16374"/>
        </table:table-row>
        <table:table-row table:style-name="ro1">
          <table:table-cell table:style-name="ce20" office:value-type="string" calcext:value-type="string" table:number-columns-spanned="10" table:number-rows-spanned="2">
            <text:p>Virtual Assistants (VA’s)</text:p>
          </table:table-cell>
          <table:covered-table-cell table:style-name="ce31"/>
          <table:covered-table-cell table:number-columns-repeated="8" table:style-name="ce21"/>
          <table:table-cell table:number-columns-repeated="16374"/>
        </table:table-row>
        <table:table-row table:style-name="ro1">
          <table:covered-table-cell table:style-name="ce21"/>
          <table:covered-table-cell table:style-name="ce32"/>
          <table:covered-table-cell table:number-columns-repeated="8" table:style-name="ce21"/>
          <table:table-cell table:number-columns-repeated="16374"/>
        </table:table-row>
        <table:table-row table:style-name="ro2">
          <table:table-cell table:style-name="ce22" office:value-type="string" calcext:value-type="string">
            <text:p>VA-01</text:p>
          </table:table-cell>
          <table:table-cell table:style-name="ce32" office:value-type="float" office:value="1" calcext:value-type="float">
            <text:p>1</text:p>
          </table:table-cell>
          <table:table-cell table:style-name="ce21" office:value-type="string" calcext:value-type="string">
            <text:p>Voice and Gesture based Virtual Desktop Assistant for Physically Challenged People</text:p>
            <text:p/>
          </table:table-cell>
          <table:table-cell table:style-name="ce21" office:value-type="string" calcext:value-type="string">
            <text:p>Only limited tasks which are most widely used in day to day life are included. </text:p>
            <text:p/>
            <text:p>After recognizing the gesture the same task is performed twice.</text:p>
            <text:p/>
            <text:p>Voice detection is proper at a certain noise thresholds where above the defined threshold, it sometimes couldn't recognise the speech.</text:p>
            <text:p/>
            <text:p/>
          </table:table-cell>
          <table:table-cell table:style-name="ce21" office:value-type="string" calcext:value-type="string">
            <text:p>This papers aims to have create a virtual assistant for people with limitations</text:p>
          </table:table-cell>
          <table:table-cell table:style-name="ce21" office:value-type="string" calcext:value-type="string">
            <text:p>Some users might need extra features due to some limitations</text:p>
            <text:p/>
            <text:p>Identification of some words or expressions can be difficutl while using voice</text:p>
            <text:p/>
            <text:p>Translation expression into tokens can be difficutl while using slang to write</text:p>
            <text:p/>
          </table:table-cell>
          <table:table-cell table:style-name="ce21" office:value-type="string" calcext:value-type="string">
            <text:p>-</text:p>
          </table:table-cell>
          <table:table-cell table:style-name="ce21" office:value-type="string" calcext:value-type="string">
            <text:p>It aims to promote a solutions for blind people, people with limitations are their focus, still some interesting ideas about issues related to functional projects can be found here</text:p>
          </table:table-cell>
          <table:table-cell table:style-name="ce21" office:value-type="string" calcext:value-type="string">
            <text:p>T. J. Swamy, M. Nandini, N. B, V. Karthika K, V. L. Anvitha and C. Sunitha, "Voice and Gesture based Virtual Desktop Assistant for Physically Challenged People," 2022 6th International Conference on Trends in Electronics and Informatics (ICOEI), Tirunelveli, India, 2022, pp. 222-226, doi: 10.1109/ICOEI53556.2022.9776746.</text:p>
            <text:p/>
            <text:p>Ref: <text:a xlink:href="https://ieeexplore.proxyutp.elogim.com/document/9776746" xlink:type="simple">https://ieeexplore.proxyutp.elogim.com/document/9776746</text:a></text:p>
          </table:table-cell>
          <table:table-cell table:style-name="ce38"/>
          <table:table-cell table:number-columns-repeated="16374"/>
        </table:table-row>
        <table:table-row table:style-name="ro3">
          <table:table-cell table:style-name="ce23" office:value-type="string" calcext:value-type="string">
            <text:p>VA-02</text:p>
          </table:table-cell>
          <table:table-cell table:style-name="ce32" office:value-type="float" office:value="2" calcext:value-type="float">
            <text:p>2</text:p>
          </table:table-cell>
          <table:table-cell table:style-name="ce21" office:value-type="string" calcext:value-type="string">
            <text:p>Laptop Recommendation Intelligent Virtual Assistant using Recurrent Neural Network with RPA for Data Scraping</text:p>
          </table:table-cell>
          <table:table-cell table:style-name="ce21" office:value-type="string" calcext:value-type="string">
            <text:p>RNN could be a good way to mesure or compare the accuracy btween models and LLM, RNN could get a loss of 0,22 for recomendations</text:p>
            <text:p/>
            <text:p>For specific answers context must be so deep in knowledge and context (For RNN)</text:p>
          </table:table-cell>
          <table:table-cell table:style-name="ce21" office:value-type="string" calcext:value-type="string">
            <text:p>This paper uses RNN for a recommendation system</text:p>
            <text:p/>
            <text:p>It has an accuracy of 96%</text:p>
          </table:table-cell>
          <table:table-cell table:style-name="ce21" office:value-type="string" calcext:value-type="string">
            <text:p>Translation issues to other languages is a common issue</text:p>
            <text:p/>
            <text:p><text:span text:style-name="T1">Punctuation can be a problem to get good responses (Using RNN)</text:span></text:p>
          </table:table-cell>
          <table:table-cell table:style-name="ce21" office:value-type="string" calcext:value-type="string">
            <text:p>Their implementation used a combination of Robotic Process Automation (RPA), RNN and LSTM</text:p>
            <text:p/>
          </table:table-cell>
          <table:table-cell table:style-name="ce21" office:value-type="string" calcext:value-type="string">
            <text:p>This paper purpose a solution for recomendation system based on RNN and LSTM precursors of Tensors</text:p>
          </table:table-cell>
          <table:table-cell table:style-name="ce21" office:value-type="string" calcext:value-type="string">
            <text:p>S. Tjayadi and V. C. Mawardi, "Laptop Recommendation Intelligent Virtual Assistant using Recurrent Neural Network with RPA for Data Scraping," 2022 IEEE 7th International Conference on Information Technology and Digital Applications (ICITDA), Yogyakarta, Indonesia, 2022, pp. 1-6, doi: 10.1109/ICITDA55840.2022.9971263.</text:p>
            <text:p/>
            <text:p>Ref: <text:a xlink:href="https://ieeexplore.proxyutp.elogim.com/document/9971263" xlink:type="simple">https://ieeexplore.proxyutp.elogim.com/document/9971263</text:a> </text:p>
          </table:table-cell>
          <table:table-cell table:style-name="ce21" office:value-type="string" calcext:value-type="string">
            <text:p>Accuracy for recommendations was 96% using a RNN and RPA (Robotic Process Automation)</text:p>
            <text:p/>
            <text:p>It has UML and a good method description</text:p>
          </table:table-cell>
          <table:table-cell table:number-columns-repeated="16374"/>
        </table:table-row>
        <table:table-row table:style-name="ro4">
          <table:table-cell table:style-name="ce23" office:value-type="string" calcext:value-type="string">
            <text:p>VA-03</text:p>
          </table:table-cell>
          <table:table-cell table:style-name="ce32" office:value-type="float" office:value="3" calcext:value-type="float">
            <text:p>3</text:p>
          </table:table-cell>
          <table:table-cell table:style-name="ce21" office:value-type="string" calcext:value-type="string">
            <text:p>A prototype of smart virtual assistant integrated with automation</text:p>
          </table:table-cell>
          <table:table-cell table:style-name="ce21" office:value-type="string" calcext:value-type="string">
            <text:p>It aims to get a web system for integrating an all-in-one</text:p>
            <text:p/>
            <text:p>For a deeper development of a VA, in other words a top of the edge VA it aims to be an interface for a GAI using a voice like Cortana or Siri</text:p>
          </table:table-cell>
          <table:table-cell table:style-name="ce21" office:value-type="string" calcext:value-type="string">
            <text:p>This papers is talking about GAI but in context of IVA (IVA means Intelligent Virtual Assistant)</text:p>
          </table:table-cell>
          <table:table-cell table:style-name="ce21" office:value-type="string" calcext:value-type="string">
            <text:p>Intelligent Virtual Assistant (IVA) or Intelligent Personal</text:p>
            <text:p>Assistant (IPA) or General Artificial Intelligent (GAI)</text:p>
            <text:p/>
            <text:p><text:span text:style-name="T2">Specialization vs generallization</text:span></text:p>
          </table:table-cell>
          <table:table-cell table:style-name="ce21" office:value-type="string" calcext:value-type="string">
            <text:p>Architectonical proposal using puppeter to automatize some process</text:p>
          </table:table-cell>
          <table:table-cell table:style-name="ce21" office:value-type="string" calcext:value-type="string">
            <text:p>The paper introduces a compelling integration of virtual assistants and automation, showcasing a prototype that allows users to perform tasks seamlessly through voice commands. The feedback survey indicates a notable satisfaction rate, with users recognizing the platform's utility for daily tasks</text:p>
          </table:table-cell>
          <table:table-cell table:style-name="ce21" office:value-type="string" calcext:value-type="string">
            <text:p>H. Mauny, D. Panchal, M. Bhavsar and N. Shah, "A prototype of smart virtual assistant integrated with automation," 2021 Third International Conference on Inventive Research in Computing Applications (ICIRCA), Coimbatore, India, 2021, pp. 952-957, doi: 10.1109/ICIRCA51532.2021.9544101.</text:p>
            <text:p/>
            <text:p>Ref: <text:a xlink:href="https://ieeexplore.proxyutp.elogim.com/document/9544101" xlink:type="simple">https://ieeexplore.proxyutp.elogim.com/document/9544101</text:a></text:p>
          </table:table-cell>
          <table:table-cell table:style-name="ce21"/>
          <table:table-cell table:number-columns-repeated="16374"/>
        </table:table-row>
        <table:table-row table:style-name="ro5">
          <table:table-cell table:style-name="ce25" office:value-type="string" calcext:value-type="string">
            <text:p>VA-04</text:p>
          </table:table-cell>
          <table:table-cell table:style-name="ce32" office:value-type="float" office:value="4" calcext:value-type="float">
            <text:p>4</text:p>
          </table:table-cell>
          <table:table-cell table:style-name="ce21" office:value-type="string" calcext:value-type="string">
            <text:p>Goal-Oriented Modelling for Virtual Assistants</text:p>
          </table:table-cell>
          <table:table-cell table:style-name="ce21" office:value-type="string" calcext:value-type="string">
            <text:p>Multi-Agent Development Environment (MADE) is an architectonical purpose for Vas in which you as developer don’t need to focus on every step, but specific solutions for each problems, like scheduling, reminders, IOT, etc</text:p>
          </table:table-cell>
          <table:table-cell table:style-name="ce21" office:value-type="string" calcext:value-type="string">
            <text:p>For specific purposes MADE is an alternative, but it might be necessary for plugins creation</text:p>
          </table:table-cell>
          <table:table-cell table:style-name="ce21" office:value-type="string" calcext:value-type="string">
            <text:p>General Artificial Intelligent (GAI)</text:p>
            <text:p/>
            <text:p>Plugins for specific purposes</text:p>
          </table:table-cell>
          <table:table-cell table:style-name="ce21" office:value-type="string" calcext:value-type="string">
            <text:p>Provides UML for it’s design</text:p>
          </table:table-cell>
          <table:table-cell table:style-name="ce21" office:value-type="string" calcext:value-type="string">
            <text:p>This paper aims to create an architecture called “MADE”, to solve common VA issues, it’s also similar to a Monolith</text:p>
          </table:table-cell>
          <table:table-cell table:style-name="ce21" office:value-type="string" calcext:value-type="string">
            <text:p>J. Leung, Z. Shen and C. Miao, "Goal-Oriented Modelling for Virtual Assistants," 2019 IEEE International Conference on Agents (ICA), Jinan, China, 2019, pp. 73-76, doi: 10.1109/AGENTS.2019.8929177.</text:p>
            <text:p/>
            <text:p>Ref: <text:a xlink:href="https://ieeexplore.proxyutp.elogim.com/document/8929177" xlink:type="simple">https://ieeexplore.proxyutp.elogim.com/document/8929177</text:a></text:p>
          </table:table-cell>
          <table:table-cell table:style-name="ce21" office:value-type="string" calcext:value-type="string">
            <text:p>This is kind of weird it’s an architecture model purposed for VA, but; more than a VA it’s similar to a SOA or something like that or a Monolith of VAs</text:p>
            <text:p/>
            <text:p>It’s like market place of Vas</text:p>
            <text:p/>
            <text:p><text:span text:style-name="T2">Architectonical proposal</text:span></text:p>
          </table:table-cell>
          <table:table-cell table:number-columns-repeated="16374"/>
        </table:table-row>
        <table:table-row table:style-name="ro6">
          <table:table-cell table:style-name="ce29" office:value-type="string" calcext:value-type="string">
            <text:p>VA-05</text:p>
          </table:table-cell>
          <table:table-cell table:style-name="ce32" office:value-type="float" office:value="5" calcext:value-type="float">
            <text:p>5</text:p>
          </table:table-cell>
          <table:table-cell table:style-name="ce21" office:value-type="string" calcext:value-type="string">
            <text:p>Alexa, Siri, Cortana, and More: An Introduction to Voice Assistants</text:p>
          </table:table-cell>
          <table:table-cell table:style-name="ce21" office:value-type="string" calcext:value-type="string">
            <text:p>-</text:p>
          </table:table-cell>
          <table:table-cell table:style-name="ce21" office:value-type="string" calcext:value-type="string">
            <text:p>This is a review from most used VA including their common features</text:p>
          </table:table-cell>
          <table:table-cell table:style-name="ce21" office:value-type="string" calcext:value-type="string">
            <text:p>Identification of some words or expressions can be difficutl while using voice</text:p>
          </table:table-cell>
          <table:table-cell table:number-columns-repeated="2" table:style-name="ce21" office:value-type="string" calcext:value-type="string">
            <text:p>-</text:p>
          </table:table-cell>
          <table:table-cell table:style-name="ce21" office:value-type="string" calcext:value-type="string">
            <text:p>Ref: <text:a xlink:href="https://scopus.proxyutp.elogim.com/record/display.uri?eid=2-s2.0-85041199121&amp;origin=reflist" xlink:type="simple">https://scopus.proxyutp.elogim.com/record/display.uri?eid=2-s2.0-85041199121&amp;origin=reflist</text:a></text:p>
          </table:table-cell>
          <table:table-cell table:style-name="ce21"/>
          <table:table-cell table:number-columns-repeated="16374"/>
        </table:table-row>
        <table:table-row table:style-name="ro4">
          <table:table-cell table:style-name="ce23" office:value-type="string" calcext:value-type="string">
            <text:p>VA-06</text:p>
          </table:table-cell>
          <table:table-cell table:style-name="ce32" office:value-type="float" office:value="6" calcext:value-type="float">
            <text:p>6</text:p>
          </table:table-cell>
          <table:table-cell table:style-name="ce21" office:value-type="string" calcext:value-type="string">
            <text:p>Dynamic prompt-based virtual assistant framework for BIM information search</text:p>
          </table:table-cell>
          <table:table-cell table:style-name="ce21" office:value-type="string" calcext:value-type="string">
            <text:p>It is possible to use (Information models IM as “something” in the middle to achieve better or faster (Need to read more about this) NL-based responses</text:p>
          </table:table-cell>
          <table:table-cell table:style-name="ce21" office:value-type="string" calcext:value-type="string">
            <text:p>Here they call “BIM” an information model, that could be switch to another model, so removing the “B” which means building, biding arch linux wiki (Or some other) might be a good way to achieve this papers target</text:p>
            <text:p/>
            <text:p>“When evaluated with a BIM query dataset, the approach achieves accuracy rates of 99.5% for classifying NL queries with incorporating 2% of the data in prompts”</text:p>
          </table:table-cell>
          <table:table-cell table:style-name="ce21" office:value-type="string" calcext:value-type="string">
            <text:p>IM (Informaton models) is becoming more complex due to the aggregation of large amounts of data from respective areas of knowledge</text:p>
          </table:table-cell>
          <table:table-cell table:style-name="ce21" office:value-type="string" calcext:value-type="string">
            <text:p>Provides UML for it’s design also some metrics</text:p>
          </table:table-cell>
          <table:table-cell table:style-name="ce21" office:value-type="string" calcext:value-type="string">
            <text:p>Information model “IM” can be a good point of star in order to feed the LLM under some specific context, in this paper Building industry is that context, in the case of this paper an IM could be develop switching its context to Arch Linux</text:p>
          </table:table-cell>
          <table:table-cell table:style-name="ce21" office:value-type="string" calcext:value-type="string">
            <text:p>Junwen Zheng, Martin Fischer, Dynamic prompt-based virtual assistant framework for BIM information search, Automation in Construction, Volume 155, 2023, 105067, ISSN 0926-5805, https://doi.proxyutp.elogim.com/10.1016/j.autcon.2023.105067.</text:p>
            <text:p/>
            <text:p>Ref: <text:a xlink:href="https://sciencedirect.proxyutp.elogim.com/science/article/pii/S0926580523003278" xlink:type="simple">https://sciencedirect.proxyutp.elogim.com/science/article/pii/S0926580523003278</text:a></text:p>
          </table:table-cell>
          <table:table-cell table:style-name="ce39" office:value-type="string" calcext:value-type="string">
            <text:p><text:span text:style-name="T5">Might be the closest idea I have found until this research point</text:span></text:p>
            <text:p/>
            <text:p>The area of knowledge for this paper is Building industry</text:p>
          </table:table-cell>
          <table:table-cell table:number-columns-repeated="16374"/>
        </table:table-row>
        <table:table-row table:style-name="ro1">
          <table:table-cell table:style-name="ce20" office:value-type="string" calcext:value-type="string" table:number-columns-spanned="10" table:number-rows-spanned="2">
            <text:p>Large Language Models (LLMs)</text:p>
          </table:table-cell>
          <table:covered-table-cell table:style-name="ce31"/>
          <table:covered-table-cell table:number-columns-repeated="8" table:style-name="ce21"/>
          <table:table-cell table:number-columns-repeated="16374"/>
        </table:table-row>
        <table:table-row table:style-name="ro1">
          <table:covered-table-cell table:style-name="ce21"/>
          <table:covered-table-cell table:style-name="ce32"/>
          <table:covered-table-cell table:number-columns-repeated="8" table:style-name="ce21"/>
          <table:table-cell table:number-columns-repeated="16374"/>
        </table:table-row>
        <table:table-row table:style-name="ro4">
          <table:table-cell table:style-name="ce25" office:value-type="string" calcext:value-type="string">
            <text:p>LM-01</text:p>
          </table:table-cell>
          <table:table-cell table:style-name="ce32" office:value-type="float" office:value="7" calcext:value-type="float">
            <text:p>7</text:p>
          </table:table-cell>
          <table:table-cell table:style-name="ce21" office:value-type="string" calcext:value-type="string">
            <text:p>When to Use Large Language Model: Upper Bound Analysis of BM25 Algorithms in Reading Comprehension Task</text:p>
            <text:p/>
          </table:table-cell>
          <table:table-cell table:style-name="ce21" office:value-type="string" calcext:value-type="string">
            <text:p>Fine-tuning is an expensive process that doesn’t garantee any good response while performance, it might have a worst performance than other technics according to the context and the fine-tuning process it followed</text:p>
          </table:table-cell>
          <table:table-cell table:style-name="ce21" office:value-type="string" calcext:value-type="string">
            <text:p>A comparation between LLMs and other common methods that used to be populer before LLMs</text:p>
            <text:p/>
            <text:p>LLMs implementation costs</text:p>
          </table:table-cell>
          <table:table-cell table:style-name="ce21" office:value-type="string" calcext:value-type="string">
            <text:p>LLMs fine-tuning costs vs beneficts</text:p>
          </table:table-cell>
          <table:table-cell table:number-columns-repeated="2" table:style-name="ce21" office:value-type="string" calcext:value-type="string">
            <text:p>-</text:p>
          </table:table-cell>
          <table:table-cell table:style-name="ce21" office:value-type="string" calcext:value-type="string">
            <text:p>T. Liu, Q. Xiong and S. Zhang, "When to Use Large Language Model: Upper Bound Analysis of BM25 Algorithms in Reading Comprehension Task," 2023 5th International Conference on Natural Language Processing (ICNLP), Guangzhou, China, 2023, pp. 1-4, doi: 10.1109/ICNLP58431.2023.00049.</text:p>
            <text:p/>
            <text:p>Ref: <text:a xlink:href="https://ieeexplore.proxyutp.elogim.com/document/10236655" xlink:type="simple">https://ieeexplore.proxyutp.elogim.com/document/10236655</text:a></text:p>
          </table:table-cell>
          <table:table-cell table:style-name="ce21" office:value-type="string" calcext:value-type="string">
            <text:p>A well done benchmark for LLM against other options</text:p>
          </table:table-cell>
          <table:table-cell table:number-columns-repeated="16374"/>
        </table:table-row>
        <table:table-row table:style-name="ro7">
          <table:table-cell table:style-name="ce25" office:value-type="string" calcext:value-type="string">
            <text:p>LM-02</text:p>
          </table:table-cell>
          <table:table-cell table:style-name="ce32" office:value-type="float" office:value="8" calcext:value-type="float">
            <text:p>8</text:p>
          </table:table-cell>
          <table:table-cell table:style-name="ce21" office:value-type="string" calcext:value-type="string">
            <text:p>Text generation by probabilistic suffix tree language model</text:p>
          </table:table-cell>
          <table:table-cell table:style-name="ce21" office:value-type="string" calcext:value-type="string">
            <text:p>Markov chains can reduce the fine-tuning process costs, also fine-tuning process is the exprenssives issues related to LLMs according to this paper</text:p>
          </table:table-cell>
          <table:table-cell table:style-name="ce21" office:value-type="string" calcext:value-type="string">
            <text:p>A way to reduce LLMs implementation costs using Markov chain</text:p>
          </table:table-cell>
          <table:table-cell table:style-name="ce21" office:value-type="string" calcext:value-type="string">
            <text:p>LLMs fine-tuning costs vs beneficts</text:p>
          </table:table-cell>
          <table:table-cell table:number-columns-repeated="2" table:style-name="ce21" office:value-type="string" calcext:value-type="string">
            <text:p>-</text:p>
          </table:table-cell>
          <table:table-cell table:style-name="ce21" office:value-type="string" calcext:value-type="string">
            <text:p>S. Marukatat, "Text generation by probabilistic suffix tree language model," 2021 16th International Joint Symposium on Artificial Intelligence and Natural Language Processing (iSAI-NLP), Ayutthaya, Thailand, 2021, pp. 1-4, doi: 10.1109/iSAI-NLP54397.2021.9678167.</text:p>
            <text:p/>
            <text:p>Ref: <text:a xlink:href="https://ieeexplore.proxyutp.elogim.com/document/9678167" xlink:type="simple">https://ieeexplore.proxyutp.elogim.com/document/9678167</text:a></text:p>
          </table:table-cell>
          <table:table-cell table:style-name="ce21" office:value-type="string" calcext:value-type="string">
            <text:p>Might need to look for more information about Markov models</text:p>
          </table:table-cell>
          <table:table-cell table:number-columns-repeated="16374"/>
        </table:table-row>
        <table:table-row table:style-name="ro2">
          <table:table-cell table:style-name="ce23" office:value-type="string" calcext:value-type="string">
            <text:p>LM-03</text:p>
          </table:table-cell>
          <table:table-cell table:style-name="ce32" office:value-type="float" office:value="9" calcext:value-type="float">
            <text:p>9</text:p>
          </table:table-cell>
          <table:table-cell table:style-name="ce21" office:value-type="string" calcext:value-type="string">
            <text:p>All you need to know to Develop using Large Language Models Explaining in simple terms the core technologies required to start developing LLM-based applications.</text:p>
          </table:table-cell>
          <table:table-cell table:style-name="ce21" office:value-type="string" calcext:value-type="string">
            <text:p>Prompt can be improve significally using some expressions according to the LLM you’re using</text:p>
            <text:p/>
            <text:p>Those expressions to empathize a query are closer to a bug than a feature</text:p>
            <text:p/>
            <text:p>LLM can: recommend context, summarize, extract information, generate text, translate, analize semantic, answer questions, Understand Natural Language, categorize text</text:p>
          </table:table-cell>
          <table:table-cell table:style-name="ce21" office:value-type="string" calcext:value-type="string">
            <text:p>This is a good guide/explanation of how the hell write/do/code and LLM including images and some extra refences to other articles like this to undertand each part of an LLM construction</text:p>
          </table:table-cell>
          <table:table-cell table:style-name="ce21" office:value-type="string" calcext:value-type="string">
            <text:p>Deployment can be a difficult process due to the amount of data</text:p>
          </table:table-cell>
          <table:table-cell table:number-columns-repeated="2" table:style-name="ce21" office:value-type="string" calcext:value-type="string">
            <text:p>-</text:p>
          </table:table-cell>
          <table:table-cell table:style-name="ce34" office:value-type="string" calcext:value-type="string">
            <text:p>Sergei Savvov. "All you need to know to Develop using Large Language Models Explaining in simple terms the core technologies required to start developing LLM-based applications". 2023 Towards Data Science.</text:p>
            <text:p/>
            <text:p>Ref: <text:a xlink:href="https://towardsdatascience.com/all-you-need-to-know-to-develop-using-large-language-models-5c45708156bc" xlink:type="simple">https://towardsdatascience.com/all-you-need-to-know-to-develop-using-large-language-models-5c45708156bc</text:a> </text:p>
          </table:table-cell>
          <table:table-cell table:style-name="ce21" office:value-type="string" calcext:value-type="string">
            <text:p>Deployment process seems to be something… Dificult, that might take time to at least understand how to make queries</text:p>
            <text:p/>
            <text:p>The edge have been infered not properly written by the author of the article</text:p>
          </table:table-cell>
          <table:table-cell table:number-columns-repeated="16374"/>
        </table:table-row>
        <table:table-row table:style-name="ro8">
          <table:table-cell table:style-name="ce25" office:value-type="string" calcext:value-type="string">
            <text:p>LM-04</text:p>
          </table:table-cell>
          <table:table-cell table:style-name="ce32" office:value-type="float" office:value="10" calcext:value-type="float">
            <text:p>10</text:p>
          </table:table-cell>
          <table:table-cell table:style-name="ce21" office:value-type="string" calcext:value-type="string">
            <text:p>LoRA: Low-Rank Adaptation of Large Language Models</text:p>
          </table:table-cell>
          <table:table-cell table:style-name="ce21" office:value-type="string" calcext:value-type="string">
            <text:p>Trainig process is unfeaseble for deployment process when the trained LLM exceed a certain (Ambiguous) billion of parameters. So if we start by the premise that LLM implementations might need more and more billions of parameters to achieve commercial usage, reducing the needs becomes into a necessity to achieve some “profits” from training process</text:p>
          </table:table-cell>
          <table:table-cell table:style-name="ce21" office:value-type="string" calcext:value-type="string">
            <text:p>LoRA can reduce the number of trainable parameters by 10,000 times and the GPU memory requirement by 3 times</text:p>
            <text:p/>
            <text:p>There is a package that facilitates the integration of LoRA with PyTorch models</text:p>
          </table:table-cell>
          <table:table-cell table:style-name="ce21" office:value-type="string" calcext:value-type="string">
            <text:p>Feasibility of training process</text:p>
            <text:p/>
            <text:p>LLMs fine-tuning costs vs beneficts</text:p>
            <text:p/>
            <text:p>Ambiguous definition of “too much” while taking about “big LLM”</text:p>
          </table:table-cell>
          <table:table-cell table:style-name="ce21" office:value-type="string" calcext:value-type="string">
            <text:p>Repository: <text:a xlink:href="https://github.com/microsoft/LoRA" xlink:type="simple">https://github.com/microsoft/LoRA</text:a></text:p>
          </table:table-cell>
          <table:table-cell table:style-name="ce21" office:value-type="string" calcext:value-type="string">
            <text:p>-</text:p>
          </table:table-cell>
          <table:table-cell table:style-name="ce21" office:value-type="string" calcext:value-type="string">
            <text:p> Ying Sheng, Shiyi Cao, Dacheng Li, Coleman Hooper, Nicholas Lee, Shuo Yang, Christopher Chou, Banghua Zhu, Lianmin Zheng, Kurt Keutzer, Joseph E. Gonzalez, Ion Stoica "S-LoRA: Serving Thousands of Concurrent LoRA Adapters". 2023 Cornell University, Arxiv doi: https://doi.org/10.48550/arXiv.2311.03285 Ref: <text:a xlink:href="https://arxiv.org/abs/2311.03285" xlink:type="simple">https://arxiv.org/abs/2311.03285</text:a></text:p>
          </table:table-cell>
          <table:table-cell table:style-name="ce21" office:value-type="string" calcext:value-type="string">
            <text:p>Need some mathematical assistant</text:p>
          </table:table-cell>
          <table:table-cell table:number-columns-repeated="16374"/>
        </table:table-row>
        <table:table-row table:style-name="ro4">
          <table:table-cell table:style-name="ce25" office:value-type="string" calcext:value-type="string">
            <text:p>LM-05</text:p>
          </table:table-cell>
          <table:table-cell table:style-name="ce32" office:value-type="float" office:value="11" calcext:value-type="float">
            <text:p>11</text:p>
          </table:table-cell>
          <table:table-cell table:style-name="ce21" office:value-type="string" calcext:value-type="string">
            <text:p>S-LoRA: Serving Thousands of Concurrent LoRA Adapters</text:p>
          </table:table-cell>
          <table:table-cell table:style-name="ce21" office:value-type="string" calcext:value-type="string">
            <text:p>Low-Rank Adaptation (LoRA) as an efficient fine-tuning method. The paradigm creates numerous LoRA adapters from a single base model, presenting opportunities for batched inference during serving. The proposed system, S-LoRA, is designed for scalable serving of multiple LoRA adapters. It efficiently manages GPU memory using Unified Paging, a unified memory pool for dynamic adapter weights and cache tensors</text:p>
          </table:table-cell>
          <table:table-cell table:style-name="ce21" office:value-type="string" calcext:value-type="string">
            <text:p>S-LoRA employs tensor parallelism and optimized CUDA kernels for heterogeneous batching, allowing it to serve thousands of LoRA adapters on a single or multiple GPUs with minimal overhead. Compared to existing libraries, S-LoRA significantly improves throughput and increases the number of served adapters, enabling scalable serving of fine-tuned models and potential large-scale customized fine-tuning services.</text:p>
          </table:table-cell>
          <table:table-cell table:style-name="ce21" office:value-type="string" calcext:value-type="string">
            <text:p>LLMs fine-tuning costs vs beneficts</text:p>
          </table:table-cell>
          <table:table-cell table:style-name="ce21" office:value-type="string" calcext:value-type="string">
            <text:p><text:span text:style-name="T2">Repository: </text:span><text:span text:style-name="T2"><text:a xlink:href="https://github.com/S-LoRA/S-LoRA" xlink:type="simple">https://github.com/S-LoRA/S-LoRA</text:a></text:span></text:p>
          </table:table-cell>
          <table:table-cell table:style-name="ce21" office:value-type="string" calcext:value-type="string">
            <text:p>-</text:p>
          </table:table-cell>
          <table:table-cell table:style-name="ce21" office:value-type="string" calcext:value-type="string">
            <text:p>Ying Sheng, Shiyi Cao, Dacheng Li, Coleman Hooper, Nicholas Lee, Shuo Yang, Christopher Chou, Banghua Zhu, Lianmin Zheng, Kurt Keutzer, Joseph E. Gonzalez, Ion Stoica "S-LoRA: Serving Thousands of Concurrent LoRA Adapters". 2023 Cornell University, Arxiv doi: https://doi.org/10.48550/arXiv.2311.03285 Ref: <text:a xlink:href="https://arxiv.org/abs/2311.03285" xlink:type="simple">https://arxiv.org/abs/2311.03285</text:a></text:p>
          </table:table-cell>
          <table:table-cell table:style-name="ce21" office:value-type="string" calcext:value-type="string">
            <text:p>Too weird in process need to study iy more, some metric from <text:a xlink:href="https://github.com/athena-team/athena" xlink:type="simple">https://github.com/athena-team/athena</text:a> might be comparable with this ones.</text:p>
            <text:p/>
            <text:p><text:span text:style-name="T1">It was reread</text:span></text:p>
          </table:table-cell>
          <table:table-cell table:number-columns-repeated="16374"/>
        </table:table-row>
        <table:table-row table:style-name="ro9">
          <table:table-cell table:style-name="ce29" office:value-type="string" calcext:value-type="string">
            <text:p>LM-06</text:p>
          </table:table-cell>
          <table:table-cell table:style-name="ce32" office:value-type="float" office:value="12" calcext:value-type="float">
            <text:p>12</text:p>
          </table:table-cell>
          <table:table-cell table:style-name="ce21" office:value-type="string" calcext:value-type="string">
            <text:p>How AI chatbots like ChatGPT or Bard work – visual explainer</text:p>
          </table:table-cell>
          <table:table-cell table:style-name="ce21" office:value-type="string" calcext:value-type="string">
            <text:p>-</text:p>
          </table:table-cell>
          <table:table-cell table:style-name="ce21" office:value-type="string" calcext:value-type="string">
            <text:p>This is a step by step map of what the hell is going on inside a LLM</text:p>
          </table:table-cell>
          <table:table-cell table:number-columns-repeated="3" table:style-name="ce21" office:value-type="string" calcext:value-type="string">
            <text:p>-</text:p>
          </table:table-cell>
          <table:table-cell table:style-name="ce21" office:value-type="string" calcext:value-type="string">
            <text:p>Seán Clarke, Dan Milmo, Garry Blight "How AI chatbots like ChatGPT or Bard work – visual explainer" 2023 The guardian Ref: <text:a xlink:href="https://www.theguardian.com/technology/ng-interactive/2023/nov/01/how-ai-chatbots-like-chatgpt-or-bard-work-visual-explainer" xlink:type="simple">https://www.theguardian.com/technology/ng-interactive/2023/nov/01/how-ai-chatbots-like-chatgpt-or-bard-work-visual-explainer</text:a></text:p>
          </table:table-cell>
          <table:table-cell table:style-name="ce21" office:value-type="string" calcext:value-type="string">
            <text:p>I don’t know if this must be here, but there’s no a better place to put it</text:p>
          </table:table-cell>
          <table:table-cell table:number-columns-repeated="16374"/>
        </table:table-row>
        <table:table-row table:style-name="ro10">
          <table:table-cell table:style-name="ce25" office:value-type="string" calcext:value-type="string">
            <text:p>LM-07</text:p>
          </table:table-cell>
          <table:table-cell table:style-name="ce32" office:value-type="float" office:value="13" calcext:value-type="float">
            <text:p>13</text:p>
          </table:table-cell>
          <table:table-cell table:style-name="ce21" office:value-type="string" calcext:value-type="string">
            <text:p>BERT: Pre-training of Deep Bidirectional Transformers for Language Understanding</text:p>
          </table:table-cell>
          <table:table-cell table:style-name="ce21" office:value-type="string" calcext:value-type="string">
            <text:p>This paper introduces a method for pre-training language representations. Utilizing bidirectional transformers, BERT focuses on learning contextualized word embeddings by predicting masked words in a sentence through the Masked Language Model (MLM) objective. <text:s/>The model is trained bidirectionally, capturing nuanced semantic relationships. Incorporating segment embeddings, BERT handles multiple sentences within a document and is pre-trained on both MLM and Next Sentence Prediction (NSP) tasks. The pre-trained model, available in different variants, achieves outstanding performance on diverse natural language processing tasks when fine-tuned, marking a paradigm shift in NLP research.</text:p>
          </table:table-cell>
          <table:table-cell table:style-name="ce21" office:value-type="string" calcext:value-type="string">
            <text:p>BERT introduces an approach to pre-training language models, specifically bidirectional transformers, that significantly improves the representation of contextualized word embeddings. The authors address the limitation of previous models that primarily used unidirectional context and propose the Masked Language Model (MLM) objective for pre-training, where the model predicts masked words bidirectionally.</text:p>
          </table:table-cell>
          <table:table-cell table:style-name="ce21" office:value-type="string" calcext:value-type="string">
            <text:p>LLMs fine-tuning costs vs beneficts - BERT is a computationally expensive model to train and run. This makes it difficult to use for real-time applications.</text:p>
            <text:p/>
            <text:p><text:span text:style-name="T2">Feasibility of training process - </text:span>BERT requires a large amount of high-quality training data. This can be difficult and expensive to obtain</text:p>
          </table:table-cell>
          <table:table-cell table:number-columns-repeated="2" table:style-name="ce21" office:value-type="string" calcext:value-type="string">
            <text:p>-</text:p>
          </table:table-cell>
          <table:table-cell table:style-name="ce21" office:value-type="string" calcext:value-type="string">
            <text:p>Jacob Devlin, Ming-Wei Chang, Kenton Lee, Kristina Toutanova "BERT: Pre-training of Deep Bidirectional Transformers for Language Understanding". 2019 Cornell University, Arxiv doi: https://doi.org/10.48550/arXiv.1810.04805 Ref: <text:a xlink:href="https://arxiv.org/abs/1810.04805" xlink:type="simple">https://arxiv.org/abs/1810.04805</text:a></text:p>
          </table:table-cell>
          <table:table-cell table:style-name="ce21" office:value-type="string" calcext:value-type="string">
            <text:p>S-LoRa might be usefull here</text:p>
          </table:table-cell>
          <table:table-cell table:number-columns-repeated="16374"/>
        </table:table-row>
        <table:table-row table:style-name="ro11">
          <table:table-cell table:style-name="ce25" office:value-type="string" calcext:value-type="string">
            <text:p>LM-08</text:p>
          </table:table-cell>
          <table:table-cell table:style-name="ce32" office:value-type="float" office:value="14" calcext:value-type="float">
            <text:p>14</text:p>
          </table:table-cell>
          <table:table-cell table:style-name="ce21" office:value-type="string" calcext:value-type="string">
            <text:p>LaMDA: Language Models for Dialog Applications</text:p>
          </table:table-cell>
          <table:table-cell table:style-name="ce21" office:value-type="string" calcext:value-type="string">
            <text:p>The paper introduces LaMDA, a family of Transformer-based language models designed for dialogue applications. With up to 137 billion parameters and pre-trained on extensive public dialogue data, LaMDA focuses on three dialogue training objectives to enhance quality and introduces two additional objectives for safety and factual grounding</text:p>
          </table:table-cell>
          <table:table-cell table:style-name="ce21" office:value-type="string" calcext:value-type="string">
            <text:p>The model has the potential to advance dialogue applications by enabling more natural, engaging, and informative conversations with computers</text:p>
          </table:table-cell>
          <table:table-cell table:style-name="ce21" office:value-type="string" calcext:value-type="string">
            <text:p>Generalization - Can be an issue for LaMDA is trained on a massive dataset of text and code, but it is not clear how well it will generalize to new and unfamiliar domains.</text:p>
            <text:p/>
            <text:p>Possible bias in security -The generated text, it still might generate harmful or offensive content.</text:p>
            <text:p/>
          </table:table-cell>
          <table:table-cell table:number-columns-repeated="2" table:style-name="ce21" office:value-type="string" calcext:value-type="string">
            <text:p>-</text:p>
          </table:table-cell>
          <table:table-cell table:style-name="ce36" office:value-type="string" calcext:value-type="string">
            <text:p>Romal Thoppilan, Daniel De Freitas, Jamie Hall, Noam Shazeer, Apoorv Kulshreshtha, Heng-Tze Cheng, Alicia Jin, Taylor Bos, Leslie Baker, Yu Du, YaGuang Li, Hongrae Lee, Huaixiu Steven Zheng, Amin Ghafouri, Marcelo Menegali, Yanping Huang, Maxim Krikun, Dmitry Lepikhin, James Qin, Dehao Chen, Yuanzhong Xu, Zhifeng Chen, Adam Roberts, Maarten Bosma, Vincent Zhao, Yanqi Zhou, Chung-Ching Chang, Igor Krivokon, Will Rusch, Marc Pickett, Pranesh Srinivasan, Laichee Man, Kathleen Meier-Hellstern, Meredith Ringel Morris, Tulsee Doshi, Renelito Delos Santos, Toju Duke, Johnny Soraker, Ben Zevenbergen, Vinodkumar Prabhakaran, Mark Diaz, Ben Hutchinson, Kristen Olson, Alejandra Molina, Erin Hoffman-John, Josh Lee, Lora Aroyo, Ravi Rajakumar, Alena Butryna, Matthew Lamm, Viktoriya Kuzmina, Joe Fenton, Aaron Cohen, Rachel Bernstein, Ray Kurzweil, Blaise Aguera-Arcas, Claire Cui, Marian Croak, Ed Chi, Quoc Le "LaMDA: Language Models for Dialog Applications". 2023  Cornell University, Arxiv doi: </text:p>
            <text:p>https://doi.org/10.48550/arXiv.2201.08239 Ref: <text:a xlink:href="https://arxiv.org/pdf/2201.08239.pdf" xlink:type="simple">https://arxiv.org/pdf/2201.08239.pdf</text:a></text:p>
          </table:table-cell>
          <table:table-cell table:style-name="ce21"/>
          <table:table-cell table:number-columns-repeated="16374"/>
        </table:table-row>
        <table:table-row table:style-name="ro1">
          <table:table-cell table:style-name="ce20" office:value-type="string" calcext:value-type="string" table:number-columns-spanned="10" table:number-rows-spanned="2">
            <text:p>GNU/Linux (GL)</text:p>
          </table:table-cell>
          <table:covered-table-cell table:style-name="ce31"/>
          <table:covered-table-cell table:number-columns-repeated="8" table:style-name="ce21"/>
          <table:table-cell table:number-columns-repeated="16374"/>
        </table:table-row>
        <table:table-row table:style-name="ro1">
          <table:covered-table-cell table:style-name="ce21"/>
          <table:covered-table-cell table:style-name="ce32"/>
          <table:covered-table-cell table:number-columns-repeated="8" table:style-name="ce21"/>
          <table:table-cell table:number-columns-repeated="16374"/>
        </table:table-row>
        <table:table-row table:style-name="ro2">
          <table:table-cell table:style-name="ce25" office:value-type="string" calcext:value-type="string">
            <text:p>GL-01</text:p>
          </table:table-cell>
          <table:table-cell table:style-name="ce32" office:value-type="float" office:value="15" calcext:value-type="float">
            <text:p>15</text:p>
          </table:table-cell>
          <table:table-cell table:style-name="ce21" office:value-type="string" calcext:value-type="string">
            <text:p>Arch Linux</text:p>
          </table:table-cell>
          <table:table-cell table:style-name="ce21" office:value-type="string" calcext:value-type="string">
            <text:p>Arch Linux is a user-centric, independently developed GNU/Linux distribution that prioritizes simplicity, modernity, and versatility. Following a rolling-release model, it provides the latest stable versions of software and encourages users to build a customized system from a minimal base installation. The distribution adheres to principles of pragmatism, favoring evidence-based technical decisions over ideology, and it is known for its active and helpful community. </text:p>
          </table:table-cell>
          <table:table-cell table:style-name="ce21" office:value-type="string" calcext:value-type="string">
            <text:p>Arch Linux is a GNU/Linux distribution aims to have a simple environment, for advance users in which each user can develop their own OS</text:p>
          </table:table-cell>
          <table:table-cell table:style-name="ce21" office:value-type="string" calcext:value-type="string">
            <text:p>Linux versatility – Creates a significant different between GNU/Linux distrostributions</text:p>
            <text:p/>
            <text:p>Rolling release stability issues - Rolling release distributions such as Arch Linux can face stability issues due to the amount of changes per month, week or day; sometimes this characteristic involves dependencies hell</text:p>
          </table:table-cell>
          <table:table-cell table:style-name="ce21" office:value-type="string" calcext:value-type="string">
            <text:p>-</text:p>
          </table:table-cell>
          <table:table-cell table:style-name="ce21" office:value-type="string" calcext:value-type="string">
            <text:p>The Arch Linux's principles and its philosophy is user-centric. Offering a minimalist yet comprehensive approach, it reflects the distribution's commitment to simplicity, modernity, pragmatism, and versatility</text:p>
          </table:table-cell>
          <table:table-cell table:style-name="ce21" office:value-type="string" calcext:value-type="string">
            <text:p>Arch Linux. Arch Linux Wiki. [<text:a xlink:href="https://wiki.archlinux.org/title/Arch_Linux" xlink:type="simple">https://wiki.archlinux.org/title/Arch_Linux</text:a>]</text:p>
          </table:table-cell>
          <table:table-cell table:style-name="ce21"/>
          <table:table-cell table:number-columns-repeated="16374"/>
        </table:table-row>
        <table:table-row table:style-name="ro2">
          <table:table-cell table:style-name="ce25" office:value-type="string" calcext:value-type="string">
            <text:p>GL-02</text:p>
          </table:table-cell>
          <table:table-cell table:style-name="ce32" office:value-type="float" office:value="16" calcext:value-type="float">
            <text:p>16</text:p>
          </table:table-cell>
          <table:table-cell table:style-name="ce21" office:value-type="string" calcext:value-type="string">
            <text:p>¿Qué es GNU/Linux?</text:p>
          </table:table-cell>
          <table:table-cell table:style-name="ce21" office:value-type="string" calcext:value-type="string">
            <text:p>The text explains the nature and characteristics of GNU/Linux, emphasizing its role as an operating system designed for multitasking and multi-user environments. It highlights the collaborative and altruistic development model, initiated by the Free Software Foundation. The system's versatility allows users to choose from a variety of programs and benefits from a reputation for reliability, security, and the ability to run multiple programs simultaneously.</text:p>
          </table:table-cell>
          <table:table-cell table:style-name="ce21" office:value-type="string" calcext:value-type="string">
            <text:p>A simple GNU/Linux description from Debian (Useful for context)</text:p>
          </table:table-cell>
          <table:table-cell table:style-name="ce21" office:value-type="string" calcext:value-type="string">
            <text:p>Linux versatility – Creates a significant different between GNU/Linux distrostributions</text:p>
          </table:table-cell>
          <table:table-cell table:number-columns-repeated="2" table:style-name="ce21" office:value-type="string" calcext:value-type="string">
            <text:p>-</text:p>
          </table:table-cell>
          <table:table-cell table:style-name="ce21" office:value-type="string" calcext:value-type="string">
            <text:p>"¿Qué es GNU/Linux?" Información sobre Debian “bookworm”, [<text:a xlink:href="https://www.debian.org/releases/stable/s390x/ch01s02.es.html" xlink:type="simple">https://www.debian.org/releases/stable/s390x/ch01s02.es.html</text:a>] </text:p>
          </table:table-cell>
          <table:table-cell table:style-name="ce21"/>
          <table:table-cell table:number-columns-repeated="16374"/>
        </table:table-row>
        <table:table-row table:style-name="ro12">
          <table:table-cell table:style-name="ce25" office:value-type="string" calcext:value-type="string">
            <text:p>GL-03</text:p>
          </table:table-cell>
          <table:table-cell table:style-name="ce32" office:value-type="float" office:value="17" calcext:value-type="float">
            <text:p>17</text:p>
          </table:table-cell>
          <table:table-cell table:style-name="ce21" office:value-type="string" calcext:value-type="string">
            <text:p>State of Linux in public cloud – Annual Review</text:p>
          </table:table-cell>
          <table:table-cell table:style-name="ce21" office:value-type="string" calcext:value-type="string">
            <text:p>The text highlights the growing trend of migrating workloads to public cloud environments, as revealed in the 2021 Linux market study conducted by Management Insight Technologies for Red Hat. Over half of the respondents plan to shift workloads from data centers to the cloud, adopting a hybrid approach that combines on-premise and cloud environments. Consistency, particularly in the use of Linux, emerges as a key factor in hybrid cloud success. Respondents prioritize standardizing on a Linux OS to facilitate seamless workload movement across different environments. This standardization emphasizes a common language and approach in building IT environments, leveraging Linux's flexibility, resilience, and security.</text:p>
          </table:table-cell>
          <table:table-cell table:style-name="ce21" office:value-type="string" calcext:value-type="string">
            <text:p>This is report talks about GNU/Linux adoption for could solutions</text:p>
          </table:table-cell>
          <table:table-cell table:style-name="ce21" office:value-type="string" calcext:value-type="string">
            <text:p><text:span text:style-name="T1">Cost optimization – Is one ot the main features why people choose linux on cloud environments as extentions as operative system</text:span></text:p>
            <text:p/>
            <text:p><text:span text:style-name="T1">Linux security system – Aims to be a core feature for enterprices to choose Linux as OS</text:span></text:p>
            <text:p><text:span text:style-name="T3"/></text:p>
            <text:p><text:span text:style-name="T4">Container adoption – As main platform to deploy on Linux servers</text:span></text:p>
          </table:table-cell>
          <table:table-cell table:style-name="ce21" office:value-type="string" calcext:value-type="string">
            <text:p>This book provide metrics, check the reference: <text:a xlink:href="https://www.redhat.com/rhdc/managed-files/li-state-of-linux-public-cloud-solutions-ebook-f31743-202208-en_1.pdf" xlink:type="simple">https://www.redhat.com/rhdc/managed-files/li-state-of-linux-public-cloud-solutions-ebook-f31743-202208-en_1.pdf</text:a> </text:p>
          </table:table-cell>
          <table:table-cell table:style-name="ce21" office:value-type="string" calcext:value-type="string">
            <text:p>GNU/Linux is being used for cloud based solutions, also its usage is expected to increase due to GNU/Linux advantages over other options</text:p>
          </table:table-cell>
          <table:table-cell table:style-name="ce21" office:value-type="string" calcext:value-type="string">
            <text:p><text:span text:style-name="T2">Red Hat Enterprise. (2022). State of Linux in Public Cloud - Annual Review. Red Hat. Retrieved from  [</text:span><text:span text:style-name="T2"><text:a xlink:href="https://www.redhat.com/rhdc/managed-files/li-state-of-linux-public-cloud-solutions-ebook-f31743-202208-en_1.pdf" xlink:type="simple">https://www.redhat.com/rhdc/managed-files/li-state-of-linux-public-cloud-solutions-ebook-f31743-202208-en_1.pdf</text:a></text:span><text:span text:style-name="T2">]</text:span></text:p>
          </table:table-cell>
          <table:table-cell table:style-name="ce21" office:value-type="string" calcext:value-type="string">
            <text:p>This is a e-book, (A short one), quite similar to a report</text:p>
          </table:table-cell>
          <table:table-cell table:style-name="ce40" table:number-columns-repeated="16374"/>
        </table:table-row>
        <table:table-row table:style-name="ro2">
          <table:table-cell table:style-name="ce25" office:value-type="string" calcext:value-type="string">
            <text:p>GL-04</text:p>
          </table:table-cell>
          <table:table-cell table:style-name="ce32" office:value-type="float" office:value="18" calcext:value-type="float">
            <text:p>18</text:p>
          </table:table-cell>
          <table:table-cell table:style-name="ce21" office:value-type="string" calcext:value-type="string">
            <text:p>Annual Linux Market Study</text:p>
          </table:table-cell>
          <table:table-cell table:style-name="ce21" office:value-type="string" calcext:value-type="string">
            <text:p>Across both public cloud and physical infrastructures, Linux has been at the center of digital change and has recognized that organizations adapt which Linux distribution they use according to their specific project needs. This report covers four major areas organizations evaluate when using Linux within their infrastructures, deployments, security, public cloud, and containers.</text:p>
            <text:p/>
            <text:p/>
          </table:table-cell>
          <table:table-cell table:style-name="ce21" office:value-type="string" calcext:value-type="string">
            <text:p>This is report talks about GNU/Linux status on the market for development focus on enterprices</text:p>
          </table:table-cell>
          <table:table-cell table:style-name="ce21" office:value-type="string" calcext:value-type="string">
            <text:p>Container adoption – As main platform to deploy on Linux servers</text:p>
            <text:p/>
            <text:p><text:span text:style-name="T2">Linux versatility – </text:span>Many interprices onw their onw solutions for the same error, not all of the use standard solutions/implementation provided by Linux community</text:p>
            <text:p/>
            <text:p><text:span text:style-name="T1">Linux adoption of main platform for cloud-like solutions, expecting an increse of the amount of products, implementing this kind of approaches</text:span></text:p>
          </table:table-cell>
          <table:table-cell table:style-name="ce21" office:value-type="string" calcext:value-type="string">
            <text:p>This book provide metrics, check the reference: <text:a xlink:href="https://www.redhat.com/rhdc/managed-files/li-linux-market-study-ebook-f31489wg-202212-en.pdf" xlink:type="simple">https://www.redhat.com/rhdc/managed-files/li-linux-market-study-ebook-f31489wg-202212-en.pdf</text:a></text:p>
          </table:table-cell>
          <table:table-cell table:style-name="ce21" office:value-type="string" calcext:value-type="string">
            <text:p>Linux adoption is increassing in Cloud market, this characteristics is being leb by containers containers, this is expeted to increse the amount of servers running hybrid solutions Linux-cloud like</text:p>
          </table:table-cell>
          <table:table-cell table:style-name="ce21" office:value-type="string" calcext:value-type="string">
            <text:p><text:span text:style-name="T2">Red Hat Enterprise. (2021). Annual Linux Market Study. Red Hat. Retrieved from [</text:span><text:span text:style-name="T2"><text:a xlink:href="https://www.redhat.com/rhdc/managed-files/li-linux-market-study-ebook-f31489wg-202212-en.pdf" xlink:type="simple">https://www.redhat.com/rhdc/managed-files/li-linux-market-study-ebook-f31489wg-202212-en.pdf</text:a></text:span><text:span text:style-name="T2">]</text:span></text:p>
          </table:table-cell>
          <table:table-cell table:style-name="ce21"/>
          <table:table-cell table:style-name="ce37" table:number-columns-repeated="16374"/>
        </table:table-row>
        <table:table-row table:style-name="ro1" table:number-rows-repeated="1048550">
          <table:table-cell table:number-columns-repeated="16384"/>
        </table:table-row>
        <table:table-row table:style-name="ro1">
          <table:table-cell table:number-columns-repeated="16384"/>
        </table:table-row>
      </table:table>
      <table:table table:name="Reference plane" table:style-name="ta1">
        <office:forms form:automatic-focus="false" form:apply-design-mode="false"/>
        <table:table-column table:style-name="co7" table:default-cell-style-name="Default"/>
        <table:table-column table:style-name="co8" table:default-cell-style-name="Default"/>
        <table:table-column table:style-name="co7" table:number-columns-repeated="2" table:default-cell-style-name="ce48"/>
        <table:table-column table:style-name="co7" table:default-cell-style-name="Default"/>
        <table:table-column table:style-name="co1" table:default-cell-style-name="Default"/>
        <table:table-column table:style-name="co2" table:number-columns-repeated="16378" table:default-cell-style-name="Default"/>
        <table:table-row table:style-name="ro1">
          <table:table-cell table:style-name="ce35" office:value-type="string" calcext:value-type="string">
            <text:p>Edge</text:p>
          </table:table-cell>
          <table:table-cell table:style-name="ce35" office:value-type="string" calcext:value-type="string">
            <text:p>Concept</text:p>
          </table:table-cell>
          <table:table-cell table:style-name="ce45" office:value-type="string" calcext:value-type="string">
            <text:p>Paper’s ID</text:p>
          </table:table-cell>
          <table:table-cell table:style-name="ce45" office:value-type="string" calcext:value-type="string">
            <text:p>Thesis’ ID</text:p>
          </table:table-cell>
          <table:table-cell table:style-name="ce35" office:value-type="string" calcext:value-type="string">
            <text:p>Amount of references</text:p>
          </table:table-cell>
          <table:table-cell table:style-name="ce35" office:value-type="string" calcext:value-type="string">
            <text:p>Comments</text:p>
          </table:table-cell>
          <table:table-cell table:style-name="ce35"/>
          <table:table-cell table:number-columns-repeated="16377"/>
        </table:table-row>
        <table:table-row table:style-name="ro13">
          <table:table-cell table:style-name="ce37" office:value-type="string" calcext:value-type="string">
            <text:p>Voice recognition issues [VA]</text:p>
          </table:table-cell>
          <table:table-cell table:style-name="ce37" office:value-type="string" calcext:value-type="string">
            <text:p>Virtual assistant can have several problems due to different issues with microphones, voices, accents, some expression can be difficult to understand, there’s also a high possibility to missunderstand a word for other due to problems when synthesizing speech</text:p>
          </table:table-cell>
          <table:table-cell table:style-name="ce46" office:value-type="string" calcext:value-type="string">
            <text:p>VA-01, VA-02, VA-05</text:p>
          </table:table-cell>
          <table:table-cell table:style-name="ce46" office:value-type="string" calcext:value-type="string">
            <text:p>1, 2, 5</text:p>
          </table:table-cell>
          <table:table-cell table:style-name="ce37" office:value-type="float" office:value="3" calcext:value-type="float">
            <text:p>3</text:p>
          </table:table-cell>
          <table:table-cell table:style-name="ce37" table:number-columns-repeated="2"/>
          <table:table-cell table:number-columns-repeated="16377"/>
        </table:table-row>
        <table:table-row table:style-name="ro9">
          <table:table-cell table:style-name="ce37" office:value-type="string" calcext:value-type="string">
            <text:p>Non-general purpose features or Plugins [VA]</text:p>
          </table:table-cell>
          <table:table-cell table:style-name="ce37" office:value-type="string" calcext:value-type="string">
            <text:p>In order to achieve a competitive Virtual Assistant it’s necessary to have a good architecture, sometimes plugins like scheduling with Google might need any API, sometimes weather needs it too and so on; due to this a good Virtual Assistant needs to have the capability to extend its core features</text:p>
          </table:table-cell>
          <table:table-cell table:style-name="ce46" office:value-type="string" calcext:value-type="string">
            <text:p>VA-01, VA-04</text:p>
          </table:table-cell>
          <table:table-cell table:style-name="ce46" office:value-type="string" calcext:value-type="string">
            <text:p>1, 4</text:p>
          </table:table-cell>
          <table:table-cell table:style-name="ce37" office:value-type="float" office:value="2" calcext:value-type="float">
            <text:p>2</text:p>
          </table:table-cell>
          <table:table-cell table:style-name="ce37" office:value-type="string" calcext:value-type="string">
            <text:p>Dev-like approach (Rewrite if possible)</text:p>
          </table:table-cell>
          <table:table-cell table:number-columns-repeated="16378"/>
        </table:table-row>
        <table:table-row table:style-name="ro14">
          <table:table-cell table:style-name="ce37" office:value-type="string" calcext:value-type="string">
            <text:p><text:span text:style-name="T2">Intelligent Virtual Assistant (IVA) or Intelligent Personal</text:span></text:p>
            <text:p><text:span text:style-name="T2">Assistant (IPA) or General Artificial Intelligent (GAI) [VA]</text:span></text:p>
          </table:table-cell>
          <table:table-cell table:style-name="ce37" office:value-type="string" calcext:value-type="string">
            <text:p>General artificial intelligent applied to virtual assistant is know as Intelligent Virtual Assistant (IVA) or Intelligent Personal Assistant (IPA); that’s the next step for VA to achieve a general purpose agent able to answer any question, schedule anything, make coffee, handle with appointments, etc; That would be the goal to reach for next generaltion of virtual assistants</text:p>
          </table:table-cell>
          <table:table-cell table:style-name="ce46" office:value-type="string" calcext:value-type="string">
            <text:p>VA-03, VA-04</text:p>
          </table:table-cell>
          <table:table-cell table:style-name="ce46" office:value-type="string" calcext:value-type="string">
            <text:p>3, 4</text:p>
          </table:table-cell>
          <table:table-cell table:style-name="ce37" office:value-type="float" office:value="2" calcext:value-type="float">
            <text:p>2</text:p>
          </table:table-cell>
          <table:table-cell table:style-name="ce37" table:number-columns-repeated="2"/>
          <table:table-cell table:number-columns-repeated="16377"/>
        </table:table-row>
        <table:table-row table:style-name="ro14">
          <table:table-cell table:style-name="ce37" office:value-type="string" calcext:value-type="string">
            <text:p>Specialization vs generallization [VA]</text:p>
          </table:table-cell>
          <table:table-cell table:style-name="ce37" office:value-type="string" calcext:value-type="string">
            <text:p>Meaning the architecture behind the Virtual assistant, it’s difficult to define a good one for a virtual assistant, as seen in other papers, it might me useful to have a plug and play one but for the purpose of this thesis, to specialize the architecture of the end system seems to be the best approach living it as a module for a bigger Virtual Assistant system, that approach could be similar to a package inside a repository</text:p>
          </table:table-cell>
          <table:table-cell table:style-name="ce46" office:value-type="string" calcext:value-type="string">
            <text:p>VA-03</text:p>
          </table:table-cell>
          <table:table-cell table:style-name="ce46" office:value-type="float" office:value="3" calcext:value-type="float">
            <text:p>3</text:p>
          </table:table-cell>
          <table:table-cell table:style-name="ce37" office:value-type="float" office:value="1" calcext:value-type="float">
            <text:p>1</text:p>
          </table:table-cell>
          <table:table-cell table:style-name="ce37" office:value-type="string" calcext:value-type="string">
            <text:p>Might be a better way to write this</text:p>
          </table:table-cell>
          <table:table-cell table:number-columns-repeated="16378"/>
        </table:table-row>
        <table:table-row table:style-name="ro15">
          <table:table-cell table:style-name="ce37" office:value-type="string" calcext:value-type="string">
            <text:p>Complexity of (IM) Information models</text:p>
          </table:table-cell>
          <table:table-cell table:style-name="ce37" office:value-type="string" calcext:value-type="string">
            <text:p>Due to LLM needs using information models is becoming more complex, synthesize or choose what is better to add to the IM can be difficult</text:p>
          </table:table-cell>
          <table:table-cell table:style-name="ce46" office:value-type="string" calcext:value-type="string">
            <text:p>VA-06</text:p>
          </table:table-cell>
          <table:table-cell table:style-name="ce46" office:value-type="float" office:value="6" calcext:value-type="float">
            <text:p>6</text:p>
          </table:table-cell>
          <table:table-cell table:style-name="ce37" office:value-type="float" office:value="1" calcext:value-type="float">
            <text:p>1</text:p>
          </table:table-cell>
          <table:table-cell table:style-name="ce37" table:number-columns-repeated="2"/>
          <table:table-cell table:number-columns-repeated="16377"/>
        </table:table-row>
        <table:table-row table:style-name="ro13">
          <table:table-cell table:style-name="ce37" office:value-type="string" calcext:value-type="string">
            <text:p>LLMs fine-tuning costs vs beneficts [LLM]</text:p>
          </table:table-cell>
          <table:table-cell table:style-name="ce37" office:value-type="string" calcext:value-type="string">
            <text:p>Fine-tuning is the process of tune in a LLM to achieve something, generally fine-tuninig is an important step to convert a LLM from those things we call foundational models into a commercial or specific purpose model </text:p>
          </table:table-cell>
          <table:table-cell table:style-name="ce47" office:value-type="string" calcext:value-type="string">
            <text:p>LM-01, LM-02, LM-04, LM-05, LM-07</text:p>
          </table:table-cell>
          <table:table-cell table:style-name="ce47" office:value-type="string" calcext:value-type="string">
            <text:p>7, 8, 10, 11, 13</text:p>
          </table:table-cell>
          <table:table-cell table:style-name="ce37" office:value-type="float" office:value="5" calcext:value-type="float">
            <text:p>5</text:p>
          </table:table-cell>
          <table:table-cell table:style-name="ce37" table:number-columns-repeated="2"/>
          <table:table-cell table:number-columns-repeated="16377"/>
        </table:table-row>
        <table:table-row table:style-name="ro13">
          <table:table-cell table:style-name="ce37" office:value-type="string" calcext:value-type="string">
            <text:p>Feasibility of training process [LLM]</text:p>
          </table:table-cell>
          <table:table-cell table:style-name="ce37" office:value-type="string" calcext:value-type="string">
            <text:p>At some point (An ambiguous one), training process become unfeasible due to computational long expected periods of time, this issue can be avoided using some adaptars, reducing the amount of calculus or using some pre-training process; sill the problems persist </text:p>
          </table:table-cell>
          <table:table-cell table:style-name="ce46" office:value-type="string" calcext:value-type="string">
            <text:p>LM-05, LM-07</text:p>
          </table:table-cell>
          <table:table-cell table:style-name="ce46" office:value-type="string" calcext:value-type="string">
            <text:p>11, 13</text:p>
          </table:table-cell>
          <table:table-cell table:style-name="ce37" office:value-type="float" office:value="2" calcext:value-type="float">
            <text:p>2</text:p>
          </table:table-cell>
          <table:table-cell table:style-name="ce37" table:number-columns-repeated="2"/>
          <table:table-cell table:number-columns-repeated="16377"/>
        </table:table-row>
        <table:table-row table:style-name="ro9">
          <table:table-cell table:style-name="ce37" office:value-type="string" calcext:value-type="string">
            <text:p>Generalization [LLM]</text:p>
          </table:table-cell>
          <table:table-cell table:style-name="ce37" office:value-type="string" calcext:value-type="string">
            <text:p>Generalization refers to your model's ability to adapt properly to new, previously unseen data, drawn from the same distribution as the one used to create the model. Under that context, there’s no a good way to determinate if a model is generalizing correctly (Until research point) since the amount of new data is evently bigger than training data sets</text:p>
          </table:table-cell>
          <table:table-cell table:style-name="ce37" office:value-type="string" calcext:value-type="string">
            <text:p>LM-08</text:p>
          </table:table-cell>
          <table:table-cell table:style-name="ce37" office:value-type="float" office:value="14" calcext:value-type="float">
            <text:p>14</text:p>
          </table:table-cell>
          <table:table-cell table:style-name="ce37" office:value-type="float" office:value="1" calcext:value-type="float">
            <text:p>1</text:p>
          </table:table-cell>
          <table:table-cell table:style-name="ce37" table:number-columns-repeated="2"/>
        </table:table-row>
        <table:table-row table:style-name="ro16">
          <table:table-cell table:style-name="ce37" office:value-type="string" calcext:value-type="string">
            <text:p>Linux versatility [GL]</text:p>
          </table:table-cell>
          <table:table-cell table:style-name="ce37" office:value-type="string" calcext:value-type="string">
            <text:p>GNU/Linux due to its philosophy has a problem that represents one of its core features, its versatility creates an issue for developers, since there's no a good way to generalize the entire GNU/Linux community, there is not even a central point for all the information about each distribution, distributions are also being abandon and created each shor period of time what difficult the process of collection data for a concrete general prupose distribution implementation</text:p>
          </table:table-cell>
          <table:table-cell table:style-name="ce46" office:value-type="string" calcext:value-type="string">
            <text:p>GL-01, GL-02, GL-04</text:p>
          </table:table-cell>
          <table:table-cell table:style-name="ce46" office:value-type="string" calcext:value-type="string">
            <text:p>15, 16, 18</text:p>
          </table:table-cell>
          <table:table-cell table:style-name="ce37" office:value-type="float" office:value="3" calcext:value-type="float">
            <text:p>3</text:p>
          </table:table-cell>
          <table:table-cell table:style-name="ce37" table:number-columns-repeated="16379"/>
        </table:table-row>
        <table:table-row table:style-name="ro16">
          <table:table-cell table:style-name="ce37" office:value-type="string" calcext:value-type="string">
            <text:p>Rolling release stability issues [GL]</text:p>
          </table:table-cell>
          <table:table-cell table:style-name="ce37" office:value-type="string" calcext:value-type="string">
            <text:p>This features aims to deliver updates frequently to applications (Packages) for some distributions such as Arch Linux. This feature generally doesn't generate problems but sometimes an Operative System that uses this method to get updates meets dependencies troubles, that must be take in consideration facing the data recolecction to refeed each individual instance of the purpose of Virtual Assistant this thesis aims to achieve</text:p>
          </table:table-cell>
          <table:table-cell table:style-name="ce46" office:value-type="string" calcext:value-type="string">
            <text:p>GL-01</text:p>
          </table:table-cell>
          <table:table-cell table:style-name="ce46" office:value-type="float" office:value="15" calcext:value-type="float">
            <text:p>15</text:p>
          </table:table-cell>
          <table:table-cell table:style-name="ce37" office:value-type="float" office:value="1" calcext:value-type="float">
            <text:p>1</text:p>
          </table:table-cell>
          <table:table-cell table:style-name="ce37" table:number-columns-repeated="16379"/>
        </table:table-row>
        <table:table-row table:style-name="ro9">
          <table:table-cell table:style-name="ce37" office:value-type="string" calcext:value-type="string">
            <text:p>Container adoption [GL]</text:p>
          </table:table-cell>
          <table:table-cell table:style-name="ce37" office:value-type="string" calcext:value-type="string">
            <text:p>There is a trend in GNU/Linux for enterprise aims to integrate GNU/Linux in cloud server, services and software infrastructures to provide on-premise/cloud solutions as containers, this trend refers enterprises but could be an important edge for future projects, since this thesis is not taking that trend in consideration</text:p>
          </table:table-cell>
          <table:table-cell table:style-name="ce46" office:value-type="string" calcext:value-type="string">
            <text:p>GL-03, GL-04</text:p>
          </table:table-cell>
          <table:table-cell table:style-name="ce46" office:value-type="string" calcext:value-type="string">
            <text:p>17, 18</text:p>
          </table:table-cell>
          <table:table-cell table:style-name="ce37" office:value-type="float" office:value="1" calcext:value-type="float">
            <text:p>1</text:p>
          </table:table-cell>
          <table:table-cell table:style-name="ce37" office:value-type="string" calcext:value-type="string">
            <text:p>This is an edge for future papers</text:p>
          </table:table-cell>
          <table:table-cell table:style-name="ce37" table:number-columns-repeated="16378"/>
        </table:table-row>
        <table:table-row table:style-name="ro1" table:number-rows-repeated="1048563">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SC Thin" svg:font-family="'Noto Sans SC Thi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CO" style:font-name-asian="Noto Sans SC Thin"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s" fo:country="CO"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C Thin" style:font-family-asian="'Noto Sans SC Thin'"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2">00/00/0000</text:date>, <text:time style:data-style-name="N2" text:time-value="23:43:30.68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4T23:37:51.877013873</meta:creation-date>
    <dc:date>2023-12-02T05:48:33.641000000</dc:date>
    <meta:editing-duration>P3DT2H2M25S</meta:editing-duration>
    <meta:editing-cycles>16</meta:editing-cycles>
    <meta:generator>LibreOffice/7.6.2.1$Windows_X86_64 LibreOffice_project/56f7684011345957bbf33a7ee678afaf4d2ba333</meta:generator>
    <meta:print-date>2023-11-18T08:31:23.423000000</meta:print-date>
    <meta:printed-by>Archivos PDF</meta:printed-by>
    <meta:document-statistic meta:table-count="3" meta:cell-count="265" meta:object-count="0"/>
  </office:meta>
</office:document-meta>
</file>